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048cm" table:align="left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2.965cm"/>
    </style:style>
    <style:style style:name="Table1.C" style:family="table-column">
      <style:table-column-properties style:column-width="9.09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9e96f" officeooo:paragraph-rsid="0019e96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3e7d" officeooo:paragraph-rsid="00260b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9e96f" officeooo:paragraph-rsid="0019e96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9e81" officeooo:paragraph-rsid="00260b5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eb763" officeooo:paragraph-rsid="001eb763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159e81" officeooo:paragraph-rsid="00260b54" style:font-weight-asian="bold" style:font-weight-complex="bold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GB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Standard" style:list-style-name="L1">
      <style:text-properties style:text-underline-style="none" fo:font-weight="normal" officeooo:rsid="0013e67a" officeooo:paragraph-rsid="00260b5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4d529" officeooo:paragraph-rsid="00260b54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59e81" officeooo:paragraph-rsid="00260b54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1b9357" officeooo:paragraph-rsid="001b9357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1eb763" officeooo:paragraph-rsid="001eb763" style:font-weight-asian="normal" style:font-weight-complex="normal"/>
    </style:style>
    <style:style style:name="P15" style:family="paragraph" style:parent-style-name="Standard" style:list-style-name="L3">
      <style:text-properties style:text-underline-style="none" fo:font-weight="normal" officeooo:rsid="00340947" officeooo:paragraph-rsid="00340947" style:font-weight-asian="normal" style:font-weight-complex="normal"/>
    </style:style>
    <style:style style:name="P16" style:family="paragraph" style:parent-style-name="Standard" style:list-style-name="L3">
      <style:text-properties style:text-underline-style="none" fo:font-weight="normal" officeooo:rsid="00322dd5" officeooo:paragraph-rsid="00322dd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5f967" officeooo:paragraph-rsid="001eb763" style:font-weight-asian="normal" style:font-weight-complex="normal"/>
    </style:style>
    <style:style style:name="P18" style:family="paragraph" style:parent-style-name="Standard" style:list-style-name="L3">
      <style:text-properties officeooo:paragraph-rsid="003221f4"/>
    </style:style>
    <style:style style:name="T1" style:family="text">
      <style:text-properties officeooo:rsid="0016670e"/>
    </style:style>
    <style:style style:name="T2" style:family="text">
      <style:text-properties officeooo:rsid="002b68a5"/>
    </style:style>
    <style:style style:name="T3" style:family="text">
      <style:text-properties style:text-underline-style="none" fo:font-weight="normal" officeooo:rsid="003221f4" style:font-weight-asian="normal" style:font-weight-complex="normal"/>
    </style:style>
    <style:style style:name="T4" style:family="text">
      <style:text-properties style:text-underline-style="none" fo:font-weight="normal" officeooo:rsid="003477de" style:font-weight-asian="normal" style:font-weight-complex="normal"/>
    </style:style>
    <style:style style:name="T5" style:family="text">
      <style:text-properties fo:language="zxx" fo:country="none" style:text-underline-style="none" fo:font-weight="normal" officeooo:rsid="003477de" style:language-asian="zxx" style:country-asian="none" style:font-weight-asian="normal" style:language-complex="zxx" style:country-complex="none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irical Formula</text:p>
      <text:list xml:id="list2847897411" text:style-name="L1">
        <text:list-item>
          <text:p text:style-name="P10">Find the moles of each element with moles = mass/mr. Mass can be a percentage, as the units do not matter, only the proportion</text:p>
        </text:list-item>
        <text:list-item>
          <text:p text:style-name="P11">Divide each proportion by the smallest proportion to find the smallest whole number each fits into. This is the ratio.</text:p>
        </text:list-item>
        <text:list-item>
          <text:p text:style-name="P12">If you want to find the full equation, <text:span text:style-name="T1">divide</text:span> the actual mass of the substance <text:span text:style-name="T1">by the the sum of the masses of the elements. Apply this as a multiplyer to the above ratio.</text:span></text:p>
        </text:list-item>
      </text:list>
      <text:p text:style-name="P4"/>
      <text:p text:style-name="P6">Example: </text:p>
      <text:p text:style-name="P4"/>
      <text:p text:style-name="P4">1.203g of calcium combines with 2.13g of chlorine to form a compound. What is the empirical formula?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73970326720">
          <table:table-cell table:style-name="Table1.A1" office:value-type="string">
            <text:p text:style-name="P7">Ca</text:p>
          </table:table-cell>
          <table:table-cell table:style-name="Table1.A1" office:value-type="string">
            <text:p text:style-name="P8">Cl</text:p>
          </table:table-cell>
          <table:table-cell table:style-name="Table1.A1" office:value-type="string">
            <text:p text:style-name="P8">Convert mass into moles</text:p>
          </table:table-cell>
        </table:table-row>
        <table:table-row table:style-name="TableLine93873975520576">
          <table:table-cell table:style-name="Table1.A1" office:value-type="string">
            <text:p text:style-name="P8">1.203</text:p>
          </table:table-cell>
          <table:table-cell table:style-name="Table1.A1" office:value-type="string">
            <text:p text:style-name="P8">2.13</text:p>
          </table:table-cell>
          <table:table-cell table:style-name="Table1.A1" office:value-type="string">
            <text:p text:style-name="P9"/>
          </table:table-cell>
        </table:table-row>
        <table:table-row table:style-name="TableLine93873994992752">
          <table:table-cell table:style-name="Table1.A1" office:value-type="string">
            <text:p text:style-name="P8">40.1</text:p>
          </table:table-cell>
          <table:table-cell table:style-name="Table1.A1" office:value-type="string">
            <text:p text:style-name="P8">35.5</text:p>
          </table:table-cell>
          <table:table-cell table:style-name="Table1.A1" office:value-type="string">
            <text:p text:style-name="P9"/>
          </table:table-cell>
        </table:table-row>
        <table:table-row table:style-name="TableLine93874002892912">
          <table:table-cell table:style-name="Table1.A1" office:value-type="string">
            <text:p text:style-name="P8">=0.030 mol</text:p>
          </table:table-cell>
          <table:table-cell table:style-name="Table1.A1" office:value-type="string">
            <text:p text:style-name="P8">= 0.060 mol</text:p>
          </table:table-cell>
          <table:table-cell table:style-name="Table1.A1" office:value-type="string">
            <text:p text:style-name="P9"/>
          </table:table-cell>
        </table:table-row>
        <table:table-row table:style-name="TableLine93873995800688">
          <table:table-cell table:style-name="Table1.A1" office:value-type="string">
            <text:p text:style-name="P8">0.030/0.030 = 1</text:p>
          </table:table-cell>
          <table:table-cell table:style-name="Table1.A1" office:value-type="string">
            <text:p text:style-name="P8">0.060/0.030 = 2</text:p>
          </table:table-cell>
          <table:table-cell table:style-name="Table1.A1" office:value-type="string">
            <text:p text:style-name="P8">Divide all numbers by smallest number to find ratio</text:p>
          </table:table-cell>
        </table:table-row>
        <table:table-row table:style-name="TableLine93873989395264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/>
          </table:table-cell>
        </table:table-row>
      </table:table>
      <text:p text:style-name="P4"/>
      <text:p text:style-name="P3">So formula is CaCl2 </text:p>
      <text:p text:style-name="P3"/>
      <text:p text:style-name="P3">This works equally well with percentages instead of masses, e.g. <text:s/></text:p>
      <text:p text:style-name="P3"/>
      <text:p text:style-name="P3">40.0% Carbon, 6.67% Hydrogen and 53.33% oxygen would be CH2O </text:p>
      <text:p text:style-name="P3"/>
      <text:p text:style-name="P3"><text:s/></text:p>
      <text:p text:style-name="P3"/>
      <text:p text:style-name="P3">If the molecular mass is 180 for example, </text:p>
      <text:p text:style-name="P3"/>
      <text:p text:style-name="P3">Empirical formula mass = (12*1<text:span text:style-name="T2">)</text:span>+(1*2)+(16*1) = 30.0 </text:p>
      <text:p text:style-name="P3"/>
      <text:p text:style-name="P3">The number of units would be 180/30 = 6, </text:p>
      <text:p text:style-name="P3"/>
      <text:p text:style-name="P3">so the molecular formula is each part of the empirical formula multiplied by 6: </text:p>
      <text:p text:style-name="P3"/>
      <text:p text:style-name="P3">C6H12O6 </text:p>
      <text:p text:style-name="P3"/>
      <text:p text:style-name="P3"/>
      <text:p text:style-name="P3"/>
      <text:p text:style-name="P1"/>
      <text:p text:style-name="P1">Water of crystalisation</text:p>
      <text:p text:style-name="P3"/>
      <text:list xml:id="list2622327770" text:style-name="L2">
        <text:list-item>
          <text:p text:style-name="P13">Find the masses of each of the sections of the molecule, by using question data, then subtracting of adding to find the remaining part.</text:p>
        </text:list-item>
        <text:list-item>
          <text:p text:style-name="P14">Find the moles of the parts that you can find</text:p>
        </text:list-item>
        <text:list-item>
          <text:p text:style-name="P14">Subtract the moles to find the part you want</text:p>
        </text:list-item>
        <text:list-item>
          <text:p text:style-name="P14">Return the moles to mass with moles = mass/mr</text:p>
        </text:list-item>
      </text:list>
      <text:p text:style-name="P5"/>
      <text:p text:style-name="P5"/>
      <text:p text:style-name="P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5M15S</meta:editing-duration>
    <meta:editing-cycles>29</meta:editing-cycles>
    <meta:generator>LibreOffice/7.0.3.1$Linux_X86_64 LibreOffice_project/00$Build-1</meta:generator>
    <dc:date>2020-11-22T09:45:19.953145204</dc:date>
    <meta:document-statistic meta:table-count="1" meta:image-count="0" meta:object-count="0" meta:page-count="1" meta:paragraph-count="34" meta:word-count="255" meta:character-count="1367" meta:non-whitespace-character-count="1140"/>
    <meta:user-defined meta:name="Info 1"/>
    <meta:user-defined meta:name="Info 2"/>
    <meta:user-defined meta:name="Info 3"/>
    <meta:user-defined meta:name="Info 4"/>
  </office:meta>
</office:document-meta>
</file>